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0ade0c" officeooo:paragraph-rsid="000ade0c"/>
    </style:style>
    <style:style style:name="P2" style:family="paragraph" style:parent-style-name="Title">
      <style:text-properties officeooo:rsid="000ade0c" officeooo:paragraph-rsid="000ade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orgery_Breaker</text:p>
      <text:p text:style-name="P1">Marin Yann, Lanson Guillaum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5T20:15:18.279000000</meta:creation-date>
    <dc:date>2021-10-25T20:16:04.883000000</dc:date>
    <meta:editing-duration>PT47S</meta:editing-duration>
    <meta:editing-cycles>1</meta:editing-cycles>
    <meta:document-statistic meta:table-count="0" meta:image-count="0" meta:object-count="0" meta:page-count="1" meta:paragraph-count="2" meta:word-count="5" meta:character-count="43" meta:non-whitespace-character-count="40"/>
    <meta:generator>LibreOffice/6.3.4.2$Windows_X86_64 LibreOffice_project/60da17e045e08f1793c57c00ba83cdfce946d0aa</meta:generator>
  </office:meta>
</office:document-meta>
</file>